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shop_cod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TM70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7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8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6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8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TM90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7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4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3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13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2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TM2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8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1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4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0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6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9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Tunnel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TM5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32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10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29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74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6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now Mai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rac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el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Ankle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Weigh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oxic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lame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White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Bright Powd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Scope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Sash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Scarf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Claw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Fang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M0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6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5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8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4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8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9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2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Big Pearl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Stardust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Star Piece</text:p>
          </table:table-cell>
          <table:table-cell office:value-type="string" calcext:value-type="string">
            <text:p>sh-barg</text:p>
          </table:table-cell>
          <table:table-cell/>
        </table:table-row>
        <table:table-row table:style-name="ro1">
          <table:table-cell office:value-type="string" calcext:value-type="string">
            <text:p>Energy Root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Energy Powder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Revival Herb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Heal Powder</text:p>
          </table:table-cell>
          <table:table-cell office:value-type="string" calcext:value-type="string">
            <text:p>sh-herb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oon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o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5-02-08T15:10:53.800823254</dc:date>
    <meta:editing-duration>PT11H46M36S</meta:editing-duration>
    <meta:editing-cycles>41</meta:editing-cycles>
    <meta:generator>LibreOffice/7.3.7.2$Linux_X86_64 LibreOffice_project/30$Build-2</meta:generator>
    <meta:document-statistic meta:table-count="1" meta:cell-count="1140" meta:object-count="0"/>
  </office:meta>
</office:document-meta>
</file>